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7.89pt"/>
    </style:style>
    <style:style style:name="co4" style:family="table-column">
      <style:table-column-properties fo:break-before="auto" style:column-width="98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rp11-02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repeated="2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/>
          <table:table-cell table:style-name="ce1" office:value-type="string" calcext:value-type="string">
            <text:p>(x_ij – x_i.)^2</text:p>
          </table:table-cell>
          <table:table-cell table:formula="of:=([.B2]-[.B$22])^2" office:value-type="float" office:value="14.2716049382716" calcext:value-type="float">
            <text:p>14.2716049382716</text:p>
          </table:table-cell>
          <table:table-cell table:formula="of:=([.C2]-[.C$22])^2" office:value-type="float" office:value="7.36734693877552" calcext:value-type="float">
            <text:p>7.36734693877552</text:p>
          </table:table-cell>
          <table:table-cell table:formula="of:=([.D2]-[.D$22])^2" office:value-type="float" office:value="3.75390625" calcext:value-type="float">
            <text:p>3.75390625</text:p>
          </table:table-cell>
          <table:table-cell table:formula="of:=([.E2]-[.E$22])^2" office:value-type="float" office:value="14.3316326530612" calcext:value-type="float">
            <text:p>14.33163265306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([.B3]-[.B$22])^2" office:value-type="float" office:value="3.1604938271605" calcext:value-type="float">
            <text:p>3.1604938271605</text:p>
          </table:table-cell>
          <table:table-cell table:formula="of:=([.C3]-[.C$22])^2" office:value-type="float" office:value="1.65306122448979" calcext:value-type="float">
            <text:p>1.65306122448979</text:p>
          </table:table-cell>
          <table:table-cell table:formula="of:=([.D3]-[.D$22])^2" office:value-type="float" office:value="1.12890625" calcext:value-type="float">
            <text:p>1.12890625</text:p>
          </table:table-cell>
          <table:table-cell table:formula="of:=([.E3]-[.E$22])^2" office:value-type="float" office:value="0.617346938775509" calcext:value-type="float">
            <text:p>0.6173469387755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([.B4]-[.B$22])^2" office:value-type="float" office:value="0.0493827160493824" calcext:value-type="float">
            <text:p>0.049382716049382</text:p>
          </table:table-cell>
          <table:table-cell table:formula="of:=([.C4]-[.C$22])^2" office:value-type="float" office:value="18.3673469387755" calcext:value-type="float">
            <text:p>18.3673469387755</text:p>
          </table:table-cell>
          <table:table-cell table:formula="of:=([.D4]-[.D$22])^2" office:value-type="float" office:value="0.87890625" calcext:value-type="float">
            <text:p>0.87890625</text:p>
          </table:table-cell>
          <table:table-cell table:formula="of:=([.E4]-[.E$22])^2" office:value-type="float" office:value="0.617346938775509" calcext:value-type="float">
            <text:p>0.6173469387755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/>
          <table:table-cell table:formula="of:=([.B5]-[.B$22])^2" office:value-type="float" office:value="0.604938271604939" calcext:value-type="float">
            <text:p>0.604938271604939</text:p>
          </table:table-cell>
          <table:table-cell table:formula="of:=([.C5]-[.C$22])^2" office:value-type="float" office:value="2.93877551020408" calcext:value-type="float">
            <text:p>2.93877551020408</text:p>
          </table:table-cell>
          <table:table-cell table:formula="of:=([.D5]-[.D$22])^2" office:value-type="float" office:value="0.00390625" calcext:value-type="float">
            <text:p>0.00390625</text:p>
          </table:table-cell>
          <table:table-cell table:formula="of:=([.E5]-[.E$22])^2" office:value-type="float" office:value="10.3316326530612" calcext:value-type="float">
            <text:p>10.33163265306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([.B6]-[.B$22])^2" office:value-type="float" office:value="7.71604938271605" calcext:value-type="float">
            <text:p>7.71604938271605</text:p>
          </table:table-cell>
          <table:table-cell table:formula="of:=([.C6]-[.C$22])^2" office:value-type="float" office:value="0.0816326530612239" calcext:value-type="float">
            <text:p>0.081632653061224</text:p>
          </table:table-cell>
          <table:table-cell table:formula="of:=([.D6]-[.D$22])^2" office:value-type="float" office:value="0.00390625" calcext:value-type="float">
            <text:p>0.00390625</text:p>
          </table:table-cell>
          <table:table-cell table:formula="of:=([.E6]-[.E$22])^2" office:value-type="float" office:value="0.617346938775509" calcext:value-type="float">
            <text:p>0.6173469387755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/>
          <table:table-cell table:formula="of:=([.B7]-[.B$22])^2" office:value-type="float" office:value="10.3827160493827" calcext:value-type="float">
            <text:p>10.3827160493827</text:p>
          </table:table-cell>
          <table:table-cell table:formula="of:=([.C7]-[.C$22])^2" office:value-type="float" office:value="2.93877551020408" calcext:value-type="float">
            <text:p>2.93877551020408</text:p>
          </table:table-cell>
          <table:table-cell table:formula="of:=([.D7]-[.D$22])^2" office:value-type="float" office:value="4.25390625" calcext:value-type="float">
            <text:p>4.25390625</text:p>
          </table:table-cell>
          <table:table-cell table:formula="of:=([.E7]-[.E$22])^2" office:value-type="float" office:value="1.47448979591837" calcext:value-type="float">
            <text:p>1.474489795918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([.B8]-[.B$22])^2" office:value-type="float" office:value="17.8271604938272" calcext:value-type="float">
            <text:p>17.8271604938272</text:p>
          </table:table-cell>
          <table:table-cell table:formula="of:=([.C8]-[.C$22])^2" office:value-type="float" office:value="0.510204081632655" calcext:value-type="float">
            <text:p>0.510204081632655</text:p>
          </table:table-cell>
          <table:table-cell table:formula="of:=([.D8]-[.D$22])^2" office:value-type="float" office:value="15.50390625" calcext:value-type="float">
            <text:p>15.50390625</text:p>
          </table:table-cell>
          <table:table-cell table:formula="of:=([.E8]-[.E$22])^2" office:value-type="float" office:value="3.18877551020408" calcext:value-type="float">
            <text:p>3.18877551020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formula="of:=([.B9]-[.B$22])^2" office:value-type="float" office:value="10.3827160493827" calcext:value-type="float">
            <text:p>10.3827160493827</text:p>
          </table:table-cell>
          <table:table-cell table:formula="of:=([.C9]-[.C$22])^2" office:value-type="float" office:value="1.65306122448979" calcext:value-type="float">
            <text:p>1.65306122448979</text:p>
          </table:table-cell>
          <table:table-cell table:formula="of:=([.D9]-[.D$22])^2" office:value-type="float" office:value="9.37890625" calcext:value-type="float">
            <text:p>9.37890625</text:p>
          </table:table-cell>
          <table:table-cell table:formula="of:=([.E9]-[.E$22])^2" office:value-type="float" office:value="10.3316326530612" calcext:value-type="float">
            <text:p>10.33163265306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([.B10]-[.B$22])^2" office:value-type="float" office:value="4.93827160493827" calcext:value-type="float">
            <text:p>4.93827160493827</text:p>
          </table:table-cell>
          <table:table-cell table:formula="of:=([.C10]-[.C$22])^2" office:value-type="float" office:value="2.93877551020408" calcext:value-type="float">
            <text:p>2.93877551020408</text:p>
          </table:table-cell>
          <table:table-cell table:formula="of:=([.D10]-[.D$22])^2" office:value-type="float" office:value="1.12890625" calcext:value-type="float">
            <text:p>1.12890625</text:p>
          </table:table-cell>
          <table:table-cell table:formula="of:=([.E10]-[.E$22])^2" office:value-type="float" office:value="17.7602040816327" calcext:value-type="float">
            <text:p>17.76020408163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([.B11]-[.B$22])^2" office:value-type="float" office:value="0.0493827160493824" calcext:value-type="float">
            <text:p>0.049382716049382</text:p>
          </table:table-cell>
          <table:table-cell table:formula="of:=([.C11]-[.C$22])^2" office:value-type="float" office:value="0.510204081632655" calcext:value-type="float">
            <text:p>0.510204081632655</text:p>
          </table:table-cell>
          <table:table-cell table:formula="of:=([.D11]-[.D$22])^2" office:value-type="float" office:value="15.50390625" calcext:value-type="float">
            <text:p>15.50390625</text:p>
          </table:table-cell>
          <table:table-cell table:formula="of:=([.E11]-[.E$22])^2" office:value-type="float" office:value="0.617346938775509" calcext:value-type="float">
            <text:p>0.6173469387755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formula="of:=([.B12]-[.B$22])^2" office:value-type="float" office:value="4.93827160493827" calcext:value-type="float">
            <text:p>4.93827160493827</text:p>
          </table:table-cell>
          <table:table-cell table:formula="of:=([.C12]-[.C$22])^2" office:value-type="float" office:value="7.36734693877552" calcext:value-type="float">
            <text:p>7.36734693877552</text:p>
          </table:table-cell>
          <table:table-cell table:formula="of:=([.D12]-[.D$22])^2" office:value-type="float" office:value="49.87890625" calcext:value-type="float">
            <text:p>49.87890625</text:p>
          </table:table-cell>
          <table:table-cell table:formula="of:=([.E12]-[.E$22])^2" office:value-type="float" office:value="0.617346938775509" calcext:value-type="float">
            <text:p>0.61734693877550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formula="of:=([.B13]-[.B$22])^2" office:value-type="float" office:value="0.0493827160493824" calcext:value-type="float">
            <text:p>0.049382716049382</text:p>
          </table:table-cell>
          <table:table-cell table:formula="of:=([.C13]-[.C$22])^2" office:value-type="float" office:value="0.510204081632655" calcext:value-type="float">
            <text:p>0.510204081632655</text:p>
          </table:table-cell>
          <table:table-cell table:formula="of:=([.D13]-[.D$22])^2" office:value-type="float" office:value="3.75390625" calcext:value-type="float">
            <text:p>3.75390625</text:p>
          </table:table-cell>
          <table:table-cell table:formula="of:=([.E13]-[.E$22])^2" office:value-type="float" office:value="22.9030612244898" calcext:value-type="float">
            <text:p>22.903061224489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formula="of:=([.B14]-[.B$22])^2" office:value-type="float" office:value="1.49382716049383" calcext:value-type="float">
            <text:p>1.49382716049383</text:p>
          </table:table-cell>
          <table:table-cell table:formula="of:=([.C14]-[.C$22])^2" office:value-type="float" office:value="1.65306122448979" calcext:value-type="float">
            <text:p>1.65306122448979</text:p>
          </table:table-cell>
          <table:table-cell table:formula="of:=([.D14]-[.D$22])^2" office:value-type="float" office:value="3.75390625" calcext:value-type="float">
            <text:p>3.75390625</text:p>
          </table:table-cell>
          <table:table-cell table:formula="of:=([.E14]-[.E$22])^2" office:value-type="float" office:value="17.7602040816327" calcext:value-type="float">
            <text:p>17.76020408163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formula="of:=([.B15]-[.B$22])^2" office:value-type="float" office:value="0.0493827160493824" calcext:value-type="float">
            <text:p>0.049382716049382</text:p>
          </table:table-cell>
          <table:table-cell table:formula="of:=([.C15]-[.C$22])^2" office:value-type="float" office:value="18.3673469387755" calcext:value-type="float">
            <text:p>18.3673469387755</text:p>
          </table:table-cell>
          <table:table-cell table:formula="of:=([.D15]-[.D$22])^2" office:value-type="float" office:value="0.87890625" calcext:value-type="float">
            <text:p>0.87890625</text:p>
          </table:table-cell>
          <table:table-cell table:formula="of:=([.E15]-[.E$22])^2" office:value-type="float" office:value="3.18877551020408" calcext:value-type="float">
            <text:p>3.1887755102040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3"/>
          <table:table-cell table:formula="of:=([.B16]-[.B$22])^2" office:value-type="float" office:value="10.3827160493827" calcext:value-type="float">
            <text:p>10.3827160493827</text:p>
          </table:table-cell>
          <table:table-cell/>
          <table:table-cell table:formula="of:=([.D16]-[.D$22])^2" office:value-type="float" office:value="0.87890625" calcext:value-type="float">
            <text:p>0.87890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3"/>
          <table:table-cell table:formula="of:=([.B17]-[.B$22])^2" office:value-type="float" office:value="22.8271604938272" calcext:value-type="float">
            <text:p>22.8271604938272</text:p>
          </table:table-cell>
          <table:table-cell/>
          <table:table-cell table:formula="of:=([.D17]-[.D$22])^2" office:value-type="float" office:value="4.25390625" calcext:value-type="float">
            <text:p>4.2539062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table:formula="of:=([.B18]-[.B$22])^2" office:value-type="float" office:value="0.604938271604939" calcext:value-type="float">
            <text:p>0.6049382716049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  <table:table-cell table:formula="of:=([.B19]-[.B$22])^2" office:value-type="float" office:value="33.3827160493827" calcext:value-type="float">
            <text:p>33.3827160493827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unt = n_i</text:p>
          </table:table-cell>
          <table:table-cell table:formula="of:=COUNT([.B2:.B19])" office:value-type="float" office:value="18" calcext:value-type="float">
            <text:p>18</text:p>
          </table:table-cell>
          <table:table-cell table:formula="of:=COUNT([.C2:.C19])" office:value-type="float" office:value="14" calcext:value-type="float">
            <text:p>14</text:p>
          </table:table-cell>
          <table:table-cell table:formula="of:=COUNT([.D2:.D19])" office:value-type="float" office:value="16" calcext:value-type="float">
            <text:p>16</text:p>
          </table:table-cell>
          <table:table-cell table:formula="of:=COUNT([.E2:.E19])" office:value-type="float" office:value="14" calcext:value-type="float">
            <text:p>14</text:p>
          </table:table-cell>
          <table:table-cell/>
          <table:table-cell office:value-type="string" calcext:value-type="string">
            <text:p>sum_j (x_ij – x_i.)^2</text:p>
          </table:table-cell>
          <table:table-cell table:formula="of:=SUM([.H2:.H19])" office:value-type="float" office:value="143.111111111111" calcext:value-type="float">
            <text:p>143.111111111111</text:p>
          </table:table-cell>
          <table:table-cell table:formula="of:=SUM([.I2:.I19])" office:value-type="float" office:value="66.8571428571429" calcext:value-type="float">
            <text:p>66.8571428571429</text:p>
          </table:table-cell>
          <table:table-cell table:formula="of:=SUM([.J2:.J19])" office:value-type="float" office:value="114.9375" calcext:value-type="float">
            <text:p>114.9375</text:p>
          </table:table-cell>
          <table:table-cell table:formula="of:=SUM([.K2:.K19])" office:value-type="float" office:value="104.357142857143" calcext:value-type="float">
            <text:p>104.357142857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_i.</text:p>
          </table:table-cell>
          <table:table-cell table:formula="of:=AVERAGE([.B2:.B19])" office:value-type="float" office:value="44.7777777777778" calcext:value-type="float">
            <text:p>44.7777777777778</text:p>
          </table:table-cell>
          <table:table-cell table:formula="of:=AVERAGE([.C2:.C15])" office:value-type="float" office:value="41.2857142857143" calcext:value-type="float">
            <text:p>41.2857142857143</text:p>
          </table:table-cell>
          <table:table-cell table:formula="of:=AVERAGE([.D2:.D17])" office:value-type="float" office:value="41.0625" calcext:value-type="float">
            <text:p>41.0625</text:p>
          </table:table-cell>
          <table:table-cell table:formula="of:=AVERAGE([.E2:.E15])" office:value-type="float" office:value="37.7857142857143" calcext:value-type="float">
            <text:p>37.7857142857143</text:p>
          </table:table-cell>
          <table:table-cell table:number-columns-repeated="8"/>
        </table:table-row>
        <table:table-row table:style-name="ro1">
          <table:table-cell table:style-name="ce1" office:value-type="string" calcext:value-type="string">
            <text:p>(x_i. - avgx)^2</text:p>
          </table:table-cell>
          <table:table-cell table:formula="of:=[.B21]*([.B22]-[.$B$27])^2" office:value-type="float" office:value="199.14070990866" calcext:value-type="float">
            <text:p>199.14070990866</text:p>
          </table:table-cell>
          <table:table-cell table:formula="of:=[.C21]*([.C22]-[.$B$27])^2" office:value-type="float" office:value="0.385312918091285" calcext:value-type="float">
            <text:p>0.385312918091285</text:p>
          </table:table-cell>
          <table:table-cell table:formula="of:=[.D21]*([.D22]-[.$B$27])^2" office:value-type="float" office:value="2.42254162330907" calcext:value-type="float">
            <text:p>2.42254162330907</text:p>
          </table:table-cell>
          <table:table-cell table:formula="of:=[.E21]*([.E22]-[.$B$27])^2" office:value-type="float" office:value="188.143377434221" calcext:value-type="float">
            <text:p>188.14337743422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Alpha</text:p>
          </table:table-cell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an x</text:p>
          </table:table-cell>
          <table:table-cell table:formula="of:=AVERAGE([.B2:.E19])" office:value-type="float" office:value="41.4516129032258" calcext:value-type="float">
            <text:p>41.451612903225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table:formula="of:=SUM([.B21:.E21])" office:value-type="float" office:value="62" calcext:value-type="float">
            <text:p>62</text:p>
          </table:table-cell>
          <table:table-cell table:number-columns-repeated="4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</text:p>
          </table:table-cell>
          <table:table-cell table:formula="of:=SUM([.B23:.E23])" office:value-type="float" office:value="390.091941884281" calcext:value-type="float">
            <text:p>390.091941884281</text:p>
          </table:table-cell>
          <table:table-cell table:number-columns-repeated="4"/>
          <table:table-cell office:value-type="string" calcext:value-type="string">
            <text:p>Column 1</text:p>
          </table:table-cell>
          <table:table-cell table:formula="of:=COUNT([$'rp11-02'.$B$2:.$B$19])" office:value-type="float" office:value="18" calcext:value-type="float">
            <text:p>18</text:p>
          </table:table-cell>
          <table:table-cell table:formula="of:=SUM([$'rp11-02'.$B$2:.$B$19])" office:value-type="float" office:value="806" calcext:value-type="float">
            <text:p>806</text:p>
          </table:table-cell>
          <table:table-cell table:formula="of:=AVERAGE([$'rp11-02'.$B$2:.$B$19])" office:value-type="float" office:value="44.7777777777778" calcext:value-type="float">
            <text:p>44.7777777777778</text:p>
          </table:table-cell>
          <table:table-cell table:formula="of:=VAR([$'rp11-02'.$B$2:.$B$19])" office:value-type="float" office:value="8.41830065359477" calcext:value-type="float">
            <text:p>8.418300653594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-1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Column 2</text:p>
          </table:table-cell>
          <table:table-cell table:formula="of:=COUNT([$'rp11-02'.$C$2:.$C$19])" office:value-type="float" office:value="14" calcext:value-type="float">
            <text:p>14</text:p>
          </table:table-cell>
          <table:table-cell table:formula="of:=SUM([$'rp11-02'.$C$2:.$C$19])" office:value-type="float" office:value="578" calcext:value-type="float">
            <text:p>578</text:p>
          </table:table-cell>
          <table:table-cell table:formula="of:=AVERAGE([$'rp11-02'.$C$2:.$C$19])" office:value-type="float" office:value="41.2857142857143" calcext:value-type="float">
            <text:p>41.2857142857143</text:p>
          </table:table-cell>
          <table:table-cell table:formula="of:=VAR([$'rp11-02'.$C$2:.$C$19])" office:value-type="float" office:value="5.14285714285714" calcext:value-type="float">
            <text:p>5.142857142857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A</text:p>
          </table:table-cell>
          <table:table-cell table:formula="of:=[.B29]/[.B30]" office:value-type="float" office:value="130.03064729476" calcext:value-type="float">
            <text:p>130.03064729476</text:p>
          </table:table-cell>
          <table:table-cell table:number-columns-repeated="4"/>
          <table:table-cell office:value-type="string" calcext:value-type="string">
            <text:p>Column 3</text:p>
          </table:table-cell>
          <table:table-cell table:formula="of:=COUNT([$'rp11-02'.$D$2:.$D$19])" office:value-type="float" office:value="16" calcext:value-type="float">
            <text:p>16</text:p>
          </table:table-cell>
          <table:table-cell table:formula="of:=SUM([$'rp11-02'.$D$2:.$D$19])" office:value-type="float" office:value="657" calcext:value-type="float">
            <text:p>657</text:p>
          </table:table-cell>
          <table:table-cell table:formula="of:=AVERAGE([$'rp11-02'.$D$2:.$D$19])" office:value-type="float" office:value="41.0625" calcext:value-type="float">
            <text:p>41.0625</text:p>
          </table:table-cell>
          <table:table-cell table:formula="of:=VAR([$'rp11-02'.$D$2:.$D$19])" office:value-type="float" office:value="7.6625" calcext:value-type="float">
            <text:p>7.66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</text:p>
          </table:table-cell>
          <table:table-cell table:formula="of:=SUM([.H21:.K21])" office:value-type="float" office:value="429.262896825397" calcext:value-type="float">
            <text:p>429.262896825397</text:p>
          </table:table-cell>
          <table:table-cell table:number-columns-repeated="4"/>
          <table:table-cell office:value-type="string" calcext:value-type="string">
            <text:p>Column 4</text:p>
          </table:table-cell>
          <table:table-cell table:formula="of:=COUNT([$'rp11-02'.$E$2:.$E$19])" office:value-type="float" office:value="14" calcext:value-type="float">
            <text:p>14</text:p>
          </table:table-cell>
          <table:table-cell table:formula="of:=SUM([$'rp11-02'.$E$2:.$E$19])" office:value-type="float" office:value="529" calcext:value-type="float">
            <text:p>529</text:p>
          </table:table-cell>
          <table:table-cell table:formula="of:=AVERAGE([$'rp11-02'.$E$2:.$E$19])" office:value-type="float" office:value="37.7857142857143" calcext:value-type="float">
            <text:p>37.7857142857143</text:p>
          </table:table-cell>
          <table:table-cell table:formula="of:=VAR([$'rp11-02'.$E$2:.$E$19])" office:value-type="float" office:value="8.02747252747253" calcext:value-type="float">
            <text:p>8.02747252747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 – 1</text:p>
          </table:table-cell>
          <table:table-cell table:formula="of:=[.B28]-1" office:value-type="float" office:value="61" calcext:value-type="float">
            <text:p>6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 – 1 – (I -1)</text:p>
          </table:table-cell>
          <table:table-cell table:formula="of:=[.B33]-[.B30]" office:value-type="float" office:value="58" calcext:value-type="float">
            <text:p>58</text:p>
          </table:table-cell>
          <table:table-cell table:number-columns-repeated="4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office:value-type="string" calcext:value-type="string">
            <text:p>MSE</text:p>
          </table:table-cell>
          <table:table-cell table:formula="of:=[.B32]/[.B34]" office:value-type="float" office:value="7.40108442802408" calcext:value-type="float">
            <text:p>7.40108442802408</text:p>
          </table:table-cell>
          <table:table-cell table:number-columns-repeated="4"/>
          <table:table-cell office:value-type="string" calcext:value-type="string">
            <text:p>Between Groups</text:p>
          </table:table-cell>
          <table:table-cell table:formula="of:=SUMPRODUCT([$'rp11-02'.$I$29:.$I$32];[$'rp11-02'.$J$29:.$J$32])-SUM([$'rp11-02'.$I$29:.$I$32])^2/SUM([$'rp11-02'.$H$29:.$H$32])" office:value-type="float" office:value="390.091941884282" calcext:value-type="float">
            <text:p>390.091941884282</text:p>
          </table:table-cell>
          <table:table-cell table:formula="of:=COUNT([$'rp11-02'.$I$29:.$I$32])-1" office:value-type="float" office:value="3" calcext:value-type="float">
            <text:p>3</text:p>
          </table:table-cell>
          <table:table-cell table:formula="of:=[$'rp11-02'.$H$35] / [$'rp11-02'.$I$35]" office:value-type="float" office:value="130.030647294761" calcext:value-type="float">
            <text:p>130.030647294761</text:p>
          </table:table-cell>
          <table:table-cell table:formula="of:=[$'rp11-02'.$J$35] / [$'rp11-02'.$J$36]" office:value-type="float" office:value="17.5691344368944" calcext:value-type="float">
            <text:p>17.5691344368944</text:p>
          </table:table-cell>
          <table:table-cell table:formula="of:=LEGACY.FDIST([$'rp11-02'.$K$35]; [$'rp11-02'.$I$35]; [$'rp11-02'.$I$36])" office:value-type="float" office:value="0.0000000311962881890483" calcext:value-type="float">
            <text:p>3.11962881890483E-08</text:p>
          </table:table-cell>
          <table:table-cell table:formula="of:=LEGACY.FINV([$'rp11-02'.$H$26]; [$'rp11-02'.$I$35]; [$'rp11-02'.$I$36])" office:value-type="float" office:value="2.76355183743279" calcext:value-type="float">
            <text:p>2.76355183743279</text:p>
          </table:table-cell>
        </table:table-row>
        <table:table-row table:style-name="ro1">
          <table:table-cell office:value-type="string" calcext:value-type="string">
            <text:p>MSA/MSE</text:p>
          </table:table-cell>
          <table:table-cell table:formula="of:=[.B31]/[.B35]" office:value-type="float" office:value="17.5691344368943" calcext:value-type="float">
            <text:p>17.5691344368943</text:p>
          </table:table-cell>
          <table:table-cell table:number-columns-repeated="4"/>
          <table:table-cell office:value-type="string" calcext:value-type="string">
            <text:p>Within Groups</text:p>
          </table:table-cell>
          <table:table-cell table:formula="of:=SUM(DEVSQ([.$B$2:.$B$19]);DEVSQ([.$C$2:.$C$19]);DEVSQ([.$D$2:.$D$19]);DEVSQ([.$E$2:.$E$19]))" office:value-type="float" office:value="429.262896825397" calcext:value-type="float">
            <text:p>429.262896825397</text:p>
          </table:table-cell>
          <table:table-cell table:formula="of:=SUM([$'rp11-02'.$H$29:.$H$32])-COUNT([$'rp11-02'.$H$29:.$H$32])" office:value-type="float" office:value="58" calcext:value-type="float">
            <text:p>58</text:p>
          </table:table-cell>
          <table:table-cell table:formula="of:=[$'rp11-02'.$H$36] / [$'rp11-02'.$I$36]" office:value-type="float" office:value="7.40108442802408" calcext:value-type="float">
            <text:p>7.40108442802408</text:p>
          </table:table-cell>
          <table:table-cell table:number-columns-repeated="3"/>
        </table:table-row>
        <table:table-row table:style-name="ro1">
          <table:table-cell/>
          <table:table-cell table:formula="of:=FDIST([.B36];[.B30];[.B34];1)" office:value-type="float" office:value="0.999999968803712" calcext:value-type="float">
            <text:p>0.999999968803712</text:p>
          </table:table-cell>
          <table:table-cell table:number-columns-repeated="4"/>
          <table:table-cell office:value-type="string" calcext:value-type="string">
            <text:p>Total</text:p>
          </table:table-cell>
          <table:table-cell table:formula="of:=DEVSQ([$'rp11-02'.$B$2:.$B$19],[$'rp11-02'.$C$2:.$C$19],[$'rp11-02'.$D$2:.$D$19],[$'rp11-02'.$E$2:.$E$19])" office:value-type="string" office:string-value="" calcext:value-type="error">
            <text:p>Err:508</text:p>
          </table:table-cell>
          <table:table-cell table:formula="of:=SUM([$'rp11-02'.$H$29:.$H$32]) - 1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/>
          <table:table-cell table:formula="of:=1-[.B37]" office:value-type="float" office:value="0.0000000311962882193484" calcext:value-type="float">
            <text:p>3.11962882193484E-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_value</text:p>
          </table:table-cell>
          <table:table-cell table:formula="of:=2*MIN([.B37];[.B38])" office:value-type="float" office:value="0.0000000623925764386968" calcext:value-type="float">
            <text:p>6.23925764386968E-0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1/p_value</text:p>
          </table:table-cell>
          <table:table-cell table:formula="of:=1/[.B39]" office:value-type="float" office:value="16027547.7801841" calcext:value-type="float">
            <text:p>16027547.7801841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22T18:41:56.824540753</dc:date>
    <meta:editing-duration>PT11M6S</meta:editing-duration>
    <meta:editing-cycles>2</meta:editing-cycles>
    <meta:generator>LibreOffice/6.0.7.3$Linux_X86_64 LibreOffice_project/00m0$Build-3</meta:generator>
    <meta:document-statistic meta:table-count="1" meta:cell-count="228" meta:object-count="0"/>
  </office:meta>
</office:document-meta>
</file>